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" svg:font-family="Helv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Normal">
      <style:paragraph-properties fo:text-align="justify" style:justify-single-word="false"/>
      <style:text-properties style:font-name="Arial" fo:language="es" fo:country="ES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 style:master-page-name="MP0">
      <style:paragraph-properties fo:text-align="justify" style:justify-single-word="false" style:page-number="1"/>
    </style:style>
    <style:style style:name="T1" style:family="text">
      <style:text-properties style:font-name="Arial" fo:language="es" fo:country="ES"/>
    </style:style>
    <style:style style:name="T2" style:family="text">
      <style:text-properties style:font-name="Arial" fo:font-size="10pt" fo:language="es" fo:country="ES" style:font-size-asian="10pt" style:font-name-complex="Arial"/>
    </style:style>
    <style:style style:name="T3" style:family="text"/>
    <style:style style:name="fr1" style:family="graphic" style:parent-style-name="a0">
      <style:graphic-properties style:wrap="parallel" style:number-wrapped-paragraphs="no-limit" style:vertical-pos="from-top" style:vertical-rel="paragraph" style:horizontal-pos="right" style:horizontal-rel="page-content" fo:padding="0cm" fo:border="none" style:shadow="none"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<text:tab/><text:tab/></text:span><text:span text:style-name="ft1"><text:span text:style-name="T1"> </text:span></text:span></text:p>
      <text:p text:style-name="P3"><text:span text:style-name="ft1"><text:span text:style-name="T1">RESOLUCION/ACUERDO DE PLENO <text:s/>SOLICITANDO A LA EXCMA DIPUTACION PROVINCIAL EL SERVICIO DE DEFENSA EN JUICIO PARA PODER DEFENDER LOS INTERESES MUNICIPALES EN EL RECURSO CONTENCIOSO-</text:span></text:span><text:span text:style-name="Fuente_20_de_20_párrafo_20_predeter."><text:span text:style-name="T1">ADMINISTRATIVO Nº ....INTERPUESTO POR D. ...CONTRA ACUERDO/RESOLUCION DE...SOBRE... <text:line-break/></text:span></text:span></text:p>
      <text:p text:style-name="P2">Dada cuenta del oficio del Excmo Sr. Magistrado Juez del Juzgado de lo Contencioso-Administrativo de Ciudad Real, , del día ...de...de..., por el que, a virtud del recurso contencioso-administrativo nº..., interpuesto por..., solicita la remisión del expediente administrativo en el que ha recaído el acuerdo recurrido, en el plazo improrrogable de veinte días, sirviendo de EMPLAZAMIENTO a esta Corporación,</text:p>
      <text:p text:style-name="P2"><text:line-break/>Se RESUELVE:</text:p>
      <text:p text:style-name="P2"/>
      <text:p text:style-name="P2">1º.- Remitir el expediente administrativo relativo al referido recurso contencioso-administrativo nº </text:p>
      <text:p text:style-name="P2">..., interpuesto por D..., <text:line-break/></text:p>
      <text:p text:style-name="P2">CONTRA: Acuerdo/resolución de fecha... <text:line-break/>SOBRE: </text:p>
      <text:p text:style-name="P2"/>
      <text:p text:style-name="P2">OPONIENDOSE AL MISMO Y EJERCIENDO LAS CORRESPONDIENTES ACCIONES PARA LA DEFENSA DE LA VALIDEZ Y LEGALIDAD DEL REFERIDO ACUERDO RECURRIDO. </text:p>
      <text:p text:style-name="P2"><text:line-break/>Entendiéndose personada esta Administración por dicho envío. </text:p>
      <text:p text:style-name="P2"><text:line-break/>2º.- Considerando que de acuerdo con lo dispuesto en el art. 551.3 de la Ley Orgánica del Poder Judicial, la representación y defensa en juicio de los entes locales corresponderá a los Letrados que sirvan en los Servicios Jurídicos de los mismos, salvo que designen Abogado colegiado que les represente y defienda, y ante la carencia de medios personales y materiales suficientes y la indefensión con que se encuentra el Ayuntamiento, SE SOLICITA EXPRESAMENTE de esa Excma. <text:line-break/>Diputación Provincial de Ciudad Real, la asistencia consistente en la DEFENSA EN JUICIO para dicho recurso contencioso-administrativo.</text:p>
      <text:p text:style-name="P2"><text:line-break/>Y remítase a dicho fin copia de la comunicación recibida, junto con certificación de este acuerdo. <text:line-break/></text:p>
      <text:p text:style-name="P2">3º.- Otorgar mediante escritura notarial poder general y especial de representación procesal a favor de los procuradores y letrados designados por la Diputación Provincial que a continuación se señalan:</text:p>
      <text:p text:style-name="P2"/>
      <text:p text:style-name="P2">Procuradores de los Tribunales de Ciudad Real: Carmen Dolores García Motos Sánchez, Juan Villalón Caballero y Carmen Baeza Diaz-Portales.</text:p>
      <text:p text:style-name="P2"/>
      <text:p text:style-name="P2">Procuradores de los Tribunales de Albacete: Trinidad Cantos Galdámez, Francisco Ponce Riaza y Ana Gómez Ibañez.</text:p>
      <text:p text:style-name="P2"><text:soft-page-break/>Procuradores de los Tribunales de Madrid: Tomás Cuevas Villamañán, Federico Pinilla Peco y Felipe Ramón Arroyo.</text:p>
      <text:p text:style-name="P2"/>
      <text:p text:style-name="P2">Letrados del Servicio de Asesoramiento a las Corporaciones Locales de la Excma. Diputación Provincial de Ciudad Real: Enrique Fernández Cazallas, Susana Amorós Gandía, Mª Prado Pérez de los Reyes, Mª José Rojas Sánchez, Antonio Santillana Fernández, Ángel Trapero Rico, o cualesquiera otros que la Corporación Provincial designe entre los adscritos a tal servicio.</text:p>
      <text:p text:style-name="P2"/>
      <text:p text:style-name="P2">4º.- Notifíquese esta resolución en el plazo de cinco días, a cuantos aparezcan interesados en el mantenimiento del acuerdo/resolución impugnada, emplazándoles para que puedan personarse como demandados en el plazo de nueve días, y cumplido que sea, envíese el expediente al Juzgado, incorporando la justificación de los emplazamientos efectuados. </text:p>
      <text:p text:style-name="P2"><text:line-break/>5º.- Facultar a la Srª Alcaldesa Dª ……………………, tan ampliamente como en derecho proceda para la firma de cuantos documentos sean precis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" svg:font-family="Helv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ES" fo:font-style="normal" fo:text-shadow="none" style:text-underline-style="none" fo:font-weight="normal" style:letter-kerning="false" style:font-size-asian="10pt" style:language-asian="es" style:country-asian="E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ES" fo:font-style="normal" fo:text-shadow="none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orphans="2" fo:widows="2" fo:hyphenation-ladder-count="no-limit" fo:keep-with-next="always"/>
      <style:text-properties style:font-name="Arial" fo:font-size="10pt" fo:language="es" fo:country="ES" fo:font-weight="bold" style:font-size-asian="10pt" style:font-weight-asian="bold" style:font-name-complex="Arial" style:font-size-complex="12pt" style:font-weight-complex="bold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text-align="justify" style:justify-single-word="false" fo:hyphenation-ladder-count="no-limit" fo:keep-with-next="always"/>
      <style:text-properties style:font-name="Times New Roman" fo:language="es" fo:country="ES" fo:hyphenate="false" fo:hyphenation-remain-char-count="0" fo:hyphenation-push-char-count="0"/>
    </style:style>
    <style:style style:name="Normal" style:family="paragraph">
      <style:paragraph-properties fo:orphans="0" fo:widows="0" fo:hyphenation-ladder-count="no-limit"/>
      <style:text-properties style:font-name="Courier" fo:font-size="12pt" fo:language="en" fo:country="US" style:font-size-asian="12pt"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left="0cm" fo:margin-right="1.258cm" fo:text-align="justify" style:justify-single-word="false" fo:hyphenation-ladder-count="no-limit" fo:text-indent="0cm" style:auto-text-indent="false">
        <style:tab-stops>
          <style:tab-stop style:position="8.255cm" style:type="center"/>
        </style:tab-stops>
      </style:paragraph-properties>
      <style:text-properties style:font-name="Arial" fo:font-size="9.5pt" fo:language="es" fo:country="ES" fo:font-weight="bold" style:font-size-asian="9.5pt" style:font-weight-asian="bold" fo:hyphenate="false" fo:hyphenation-remain-char-count="0" fo:hyphenation-push-char-count="0"/>
    </style:style>
    <style:style style:name="Sangría_20_de_20_texto_20_normal" style:display-name="Sangría de texto normal" style:family="paragraph" style:parent-style-name="Normal">
      <style:paragraph-properties fo:margin-left="0cm" fo:margin-right="0.086cm" fo:text-align="justify" style:justify-single-word="false" fo:hyphenation-ladder-count="no-limit" fo:text-indent="1.27cm" style:auto-text-indent="false"/>
      <style:text-properties style:font-name="Arial" fo:font-size="11pt" fo:language="es" fo:country="ES" style:font-size-asian="11pt" fo:hyphenate="false" fo:hyphenation-remain-char-count="0" fo:hyphenation-push-char-count="0"/>
    </style:style>
    <style:style style:name="Sangría_20_2_20_de_20_t._20_independiente" style:display-name="Sangría 2 de t. independiente" style:family="paragraph" style:parent-style-name="Normal">
      <style:paragraph-properties fo:margin-left="0cm" fo:margin-right="0cm" fo:text-align="justify" style:justify-single-word="false" fo:hyphenation-ladder-count="no-limit" fo:text-indent="1.27cm" style:auto-text-indent="false"/>
      <style:text-properties style:font-name="Arial" fo:language="es" fo:country="ES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Sangría_20_3_20_de_20_t._20_independiente" style:display-name="Sangría 3 de t. independiente" style:family="paragraph" style:parent-style-name="Normal">
      <style:paragraph-properties fo:margin-left="0cm" fo:margin-right="0.086cm" fo:text-align="justify" style:justify-single-word="false" fo:hyphenation-ladder-count="no-limit" fo:text-indent="1.27cm" style:auto-text-indent="false"/>
      <style:text-properties style:font-name="Arial" fo:font-size="10pt" fo:language="es" fo:country="ES" style:font-size-asian="10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class="chapter">
      <style:paragraph-properties fo:text-align="center" style:justify-single-word="false" fo:orphans="2" fo:widows="2" fo:hyphenation-ladder-count="no-limit"/>
      <style:text-properties style:font-name="Arial" fo:font-size="10pt" fo:language="es" fo:country="ES" fo:font-weight="bold" style:font-size-asian="10pt" style:font-weight-asian="bold" style:font-name-complex="Arial" style:font-size-complex="12pt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o_20_independiente_20_2" style:display-name="Texto independiente 2" style:family="paragraph" style:parent-style-name="Normal">
      <style:paragraph-properties fo:margin-left="0cm" fo:margin-right="0.032cm" fo:text-align="justify" style:justify-single-word="false" fo:orphans="2" fo:widows="2" fo:hyphenation-ladder-count="no-limit" fo:text-indent="0cm" style:auto-text-indent="false"/>
      <style:text-properties style:font-name="Arial" fo:font-size="10pt" fo:language="es" fo:country="ES" style:font-size-asian="10pt" style:font-size-complex="12pt" style:font-weight-complex="bold" fo:hyphenate="false" fo:hyphenation-remain-char-count="0" fo:hyphenation-push-char-count="0"/>
    </style:style>
    <style:style style:name="Texto_20_nota_20_pie" style:display-name="Texto nota pie" style:family="paragraph" style:parent-style-name="Normal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Arial" fo:font-size="12pt" style:font-name-asian="Calibri" style:font-size-asian="12pt" style:font-name-complex="Arial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026cm" fo:margin-right="0cm" fo:margin-top="0cm" fo:margin-bottom="0cm" style:line-height-at-least="0.423cm" fo:keep-together="always" fo:text-indent="0cm" style:auto-text-indent="false" fo:keep-with-next="always" style:text-autospace="none">
        <style:tab-stops>
          <style:tab-stop style:position="0cm"/>
        </style:tab-stops>
      </style:paragraph-properties>
      <style:text-properties fo:color="#000000" style:font-name="Arial" fo:font-size="9pt" fo:font-weight="bold" style:font-name-asian="Calibri" style:font-size-asian="9pt" style:font-weight-asian="bold" style:font-name-complex="Arial" style:font-size-complex="9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026cm" fo:margin-right="0cm" fo:margin-top="0cm" fo:margin-bottom="0cm" style:line-height-at-least="0.423cm" fo:text-align="justify" style:justify-single-word="false" fo:keep-together="always" fo:text-indent="0cm" style:auto-text-indent="false" fo:keep-with-next="always" style:text-autospace="none">
        <style:tab-stops>
          <style:tab-stop style:position="0cm"/>
        </style:tab-stops>
      </style:paragraph-properties>
      <style:text-properties fo:color="#000000" style:font-name="Helv" fo:font-size="10pt" fo:font-weight="bold" style:font-name-asian="Calibri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Ref._20_de_20_nota_20_al_20_pie" style:display-name="Ref. de nota al pie" style:family="text"/>
    <style:style style:name="Page_20_Number" style:display-name="Page Number" style:family="text" style:parent-style-name="Fuente_20_de_20_párrafo_20_predeter."/>
    <style:style style:name="ft1" style:family="text" style:parent-style-name="Fuente_20_de_20_párrafo_20_predeter."/>
    <style:style style:name="Texto_20_nota_20_pie_20_Car" style:display-name="Texto nota pie Car" style:family="text" style:parent-style-name="Fuente_20_de_20_párrafo_20_predeter.">
      <style:text-properties style:font-name="Courier" fo:language="en" fo:country="US"/>
    </style:style>
    <style:style style:name="WW_5f_CharLFO2LVL1" style:display-name="WW_CharLFO2LVL1" style:family="text">
      <style:text-properties style:font-name="Arial" style:font-name-asian="Times New Roman" style:font-name-complex="Aria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Footnote_20_Symbol" style:display-name="Footnote Symbol" style:family="text"/>
    <style:style style:name="Endnote_20_Symbol" style:display-name="Endnote Symbol" style:family="text"/>
    <style:style style:name="a0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Ref._20_de_20_nota_20_al_20_pie" text:citation-body-style-name="Ref._20_de_20_nota_20_al_20_pi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a0">
      <style:graphic-properties style:wrap="parallel" style:number-wrapped-paragraphs="no-limit" style:vertical-pos="from-top" style:vertical-rel="paragraph" style:horizontal-pos="right" style:horizontal-rel="page-content" fo:padding="0cm" fo:border="none" style:shadow="non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7cm" fo:margin-bottom="1.7cm" fo:margin-left="3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Marco1" text:anchor-type="paragraph" svg:y="0.002cm" fo:min-width="0.041cm" draw:z-index="1"><draw:text-box fo:min-height="0.041cm"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_de_Diputación_de_Ciudad_Real/3.2$Win32 OpenOffice.org_project/320m12$Build-9483</meta:generator>
    <dc:title>        </dc:title>
    <dc:subject/>
    <meta:initial-creator>LUIS</meta:initial-creator>
    <dc:creator>Luisj </dc:creator>
    <meta:creation-date>2011-05-12T08:18:00Z</meta:creation-date>
    <dc:date>2011-05-27T13:33:11.54</dc:date>
    <meta:print-date>2002-01-09T13:39:00Z</meta:print-date>
    <meta:editing-cycles>5</meta:editing-cycles>
    <meta:editing-duration>PT00H25M03S</meta:editing-duration>
    <meta:document-statistic meta:table-count="0" meta:image-count="0" meta:object-count="0" meta:page-count="2" meta:paragraph-count="19" meta:word-count="456" meta:character-count="3186"/>
    <meta:template xlink:type="simple" xlink:actuate="onRequest" xlink:title="" xlink:href="Normal.dotm"/>
  </office:meta>
</office:document-meta>
</file>